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Util.getPageIndexFromURI( String 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mageUtil.removeStreams( Source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mageUtil.ignoreFlushing( final Image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Util.hasReader( Source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Util.getImageInputStream( 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Util.hasInputStream( Source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ageUtil.needPageIndexFrom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Util.decorateMarkSupported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Util.isGZIPCompressed( 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ageUtil.closeQuietly( Source sr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mageUtil.getDefaultHints( ImageSessionContext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Util.needInputStream( 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Util.hasImageInputStream( Source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Util.getInputStream( Source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ageUtil.autoDecorateInputStream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Util.needImageInputStream( Source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Util.invoke( Object proxy , Method method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